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3A590D3A38A2900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3A590D3A38A2900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Crentes e descrentes</text:span></text:p>
            <text:p text:style-name="P3"><text:span text:style-name="T2">(João 12.37-50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07:57.547000000</dc:date>
    <meta:editing-duration>PT2H27M35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